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officeooo:rsid="0002bdd0" officeooo:paragraph-rsid="0002bdd0"/>
    </style:style>
    <style:style style:name="P3" style:family="paragraph" style:parent-style-name="Standard">
      <style:paragraph-properties fo:text-align="center" style:justify-single-word="false"/>
      <style:text-properties fo:color="#800000" style:font-name="Arial" fo:font-size="26pt" fo:font-weight="bold" officeooo:rsid="0002bdd0" officeooo:paragraph-rsid="0002bdd0" style:font-size-asian="26pt" style:font-weight-asian="bold" style:font-size-complex="26pt" style:font-weight-complex="bold"/>
    </style:style>
    <style:style style:name="P4" style:family="paragraph" style:parent-style-name="Standard" style:list-style-name="L1">
      <style:text-properties officeooo:paragraph-rsid="0002bdd0"/>
    </style:style>
    <style:style style:name="P5" style:family="paragraph" style:parent-style-name="Standard" style:list-style-name="L2">
      <style:text-properties officeooo:paragraph-rsid="0002bdd0"/>
    </style:style>
    <style:style style:name="T1" style:family="text">
      <style:text-properties officeooo:rsid="000374e0"/>
    </style:style>
    <style:style style:name="T2" style:family="text">
      <style:text-properties style:font-name="Arial" officeooo:rsid="0002bdd0"/>
    </style:style>
    <style:style style:name="T3" style:family="text">
      <style:text-properties style:font-name="Arial" officeooo:rsid="000374e0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3">TUTORIAL GIT</text:p>
      <text:p text:style-name="P2"/>
      <text:p text:style-name="P2"/>
      <text:p text:style-name="P2">- <text:span text:style-name="T1">Git version</text:span></text:p>
      <text:list xml:id="list2243800926533395780" text:style-name="L1">
        <text:list-item>
          <text:p text:style-name="P4"><text:span text:style-name="T3">verificar a versão do Git instalada no micro</text:span></text:p>
        </text:list-item>
      </text:list>
      <text:p text:style-name="P2"/>
      <text:p text:style-name="P2">- <text:span text:style-name="T1">Git Init</text:span></text:p>
      <text:list xml:id="list7442203540719257534" text:style-name="L2">
        <text:list-item>
          <text:p text:style-name="P5"><text:span text:style-name="T3">Criar um novo repositório Git</text:span></text:p>
        </text:list-item>
      </text:list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09:50:31.888518276</meta:creation-date>
    <dc:date>2018-07-27T09:53:20.972805132</dc:date>
    <meta:editing-duration>PT2M4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23" meta:character-count="110" meta:non-whitespace-character-count="94"/>
  </office:meta>
</office:document-meta>
</file>